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2" style:family="paragraph" style:parent-style-name="Standard">
      <style:paragraph-properties fo:margin-left="1.501cm" fo:margin-right="-0.508cm" fo:text-indent="-1.501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1.501cm" fo:text-indent="-1.501cm" style:auto-text-indent="false"/>
    </style:style>
    <style:style style:name="P4" style:family="paragraph" style:parent-style-name="Standard">
      <style:paragraph-properties fo:margin-left="1.501cm" fo:text-indent="-1.501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1.501cm" fo:text-indent="-1.501cm" style:auto-text-indent="false"/>
      <style:text-properties fo:color="#0000ff" loext:opacity="100%" fo:font-size="15pt" fo:background-color="#ffffff" style:font-size-asian="15pt" style:font-size-complex="15pt"/>
    </style:style>
    <style:style style:name="P6" style:family="paragraph" style:parent-style-name="Standard">
      <style:paragraph-properties fo:margin-left="0cm" fo:margin-right="0cm" style:line-height-at-least="0.847cm" fo:text-indent="0cm" style:auto-text-indent="false"/>
      <style:text-properties fo:color="#0000ff" loext:opacity="100%" fo:font-size="15pt" fo:background-color="#ffffff" style:font-size-asian="15pt" style:font-size-complex="15pt"/>
    </style:style>
    <style:style style:name="P7" style:family="paragraph" style:parent-style-name="Standard">
      <style:paragraph-properties fo:margin-left="0cm" fo:margin-right="0cm" style:line-height-at-least="0.847cm" fo:text-indent="0cm" style:auto-text-indent="false"/>
      <style:text-properties fo:color="#000000" loext:opacity="100%" fo:font-size="15pt" fo:background-color="#ffffff" style:font-size-asian="15pt" style:font-size-complex="15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ff" loext:opacity="100%" fo:font-size="15pt" fo:background-color="#ffffff" style:font-size-asian="15pt" style:font-size-complex="15pt"/>
    </style:style>
    <style:style style:name="P10" style:family="paragraph" style:parent-style-name="Standard">
      <style:paragraph-properties>
        <style:tab-stops>
          <style:tab-stop style:position="1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>
        <style:tab-stops>
          <style:tab-stop style:position="1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1cm" fo:text-indent="-1cm" style:auto-text-indent="false">
        <style:tab-stops>
          <style:tab-stop style:position="1cm"/>
        </style:tab-stops>
      </style:paragraph-properties>
    </style:style>
    <style:style style:name="P14" style:family="paragraph" style:parent-style-name="Standard">
      <style:paragraph-properties fo:margin-left="1cm" fo:margin-top="0cm" fo:margin-bottom="0cm" style:contextual-spacing="false" fo:text-indent="-1cm" style:auto-text-indent="false" fo:break-before="page">
        <style:tab-stops>
          <style:tab-stop style:position="1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Segoe UI', Consolas, 'Courier New', monospace" fo:font-weight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family="'Segoe UI', Consolas, 'Courier New', monospace" fo:font-weight="normal"/>
    </style:style>
    <style:style style:name="T6" style:family="text">
      <style:text-properties fo:color="#0000ff" loext:opacity="100%" fo:font-family="'Segoe UI', Consolas, 'Courier New', monospace" fo:font-weight="normal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Réaliser à partir de la base de données « MAGASIN » les opérations suivantes :</text:span><text:span text:style-name="T1"/></text:p>
      <text:p text:style-name="P1"/>
      <text:p text:style-name="P2" loext:marker-style-name="T2"/>
      <text:p text:style-name="P3">R30 )<text:tab/>Quels employés ont vendu des produits il y a plus de 1 mois.</text:p>
      <text:p text:style-name="P4" loext:marker-style-name="T2"/>
      <text:p text:style-name="P2" loext:marker-style-name="T2"/>
      <text:p text:style-name="P3">R31 )<text:tab/>Quels sont les employés qui n’habitent pas ni une avenue, ni une rue et ni un boulevard.</text:p>
      <text:p text:style-name="P5"><text:span text:style-name="T3">SELECT</text:span><text:span text:style-name="T4"> </text:span><text:span text:style-name="T3">*</text:span></text:p>
      <text:p text:style-name="P6"><text:span text:style-name="T3">FROM </text:span><text:span text:style-name="T5">EMPLOYE</text:span></text:p>
      <text:p text:style-name="P6"><text:span text:style-name="T3">WHERE</text:span><text:span text:style-name="T4"> </text:span><text:span text:style-name="T5">Lib_rue_employé </text:span><text:span text:style-name="T3">NOT</text:span><text:span text:style-name="T5"> </text:span><text:span text:style-name="T3">LIKE</text:span><text:span text:style-name="T5"> "*Boulevard*"</text:span></text:p>
      <text:p text:style-name="P7">    <text:span text:style-name="T6">AND</text:span><text:span text:style-name="T3"> Lib_rue_employé </text:span><text:span text:style-name="T6">NOT</text:span><text:span text:style-name="T3"> </text:span><text:span text:style-name="T6">LIKE</text:span><text:span text:style-name="T3"> "*Avenue*"</text:span></text:p>
      <text:p text:style-name="P7">    <text:span text:style-name="T6">AND</text:span><text:span text:style-name="T3"> Lib_rue_employé </text:span><text:span text:style-name="T6">NOT</text:span><text:span text:style-name="T3"> </text:span><text:span text:style-name="T6">LIKE</text:span><text:span text:style-name="T3"> "*Rue*";</text:span></text:p>
      <text:p text:style-name="P4" loext:marker-style-name="T2"/>
      <text:p text:style-name="P2" loext:marker-style-name="T2"/>
      <text:p text:style-name="P1" loext:marker-style-name="T7"><text:span text:style-name="T7">Requêtes paramétrées</text:span><text:span text:style-name="T7"/></text:p>
      <text:p text:style-name="P8"/>
      <text:p text:style-name="P1">R32<text:tab/>Donner la désignation, le prix et le code catégorie d'un produit dont on saisira le code</text:p>
      <text:p text:style-name="P1"/>
      <text:p text:style-name="P9"><text:span text:style-name="T3">SELECT</text:span><text:span text:style-name="T4"> </text:span><text:span text:style-name="T5">Désignation_prod, PU_TTC_prod, Code_catégorie</text:span></text:p>
      <text:p text:style-name="P6"><text:span text:style-name="T3">FROM </text:span><text:span text:style-name="T5">PRODUIT</text:span></text:p>
      <text:p text:style-name="P6"><text:span text:style-name="T3">WHERE </text:span><text:span text:style-name="T5">Code_produit </text:span><text:span text:style-name="T3">=</text:span><text:span text:style-name="T5"> [Saisir un code de produit];</text:span></text:p>
      <text:p text:style-name="P1"/>
      <text:p text:style-name="P1">R33<text:tab/>Donner la liste des employés travaillant dans un magasin choisi</text:p>
      <text:p text:style-name="P1"/>
      <text:p text:style-name="P9"><text:span text:style-name="T3">SELECT </text:span><text:span text:style-name="T5">No_employé, Nom_employé,</text:span><text:span text:style-name="T4"> </text:span><text:span text:style-name="T5">M.No_magasin, Nom_magasin</text:span></text:p>
      <text:p text:style-name="P6"><text:span text:style-name="T3">FROM </text:span><text:span text:style-name="T5">EMPLOYE </text:span><text:span text:style-name="T3">AS</text:span><text:span text:style-name="T5"> E, MAGASIN </text:span><text:span text:style-name="T3">AS</text:span><text:span text:style-name="T5"> M</text:span></text:p>
      <text:p text:style-name="P6"><text:span text:style-name="T3">WHERE </text:span><text:span text:style-name="T5">E.No_magasin </text:span><text:span text:style-name="T3">=</text:span><text:span text:style-name="T5"> M.No_magasin</text:span></text:p>
      <text:p text:style-name="P7"><text:span text:style-name="T6">AND</text:span><text:span text:style-name="T3"> M.No_magasin </text:span><text:span text:style-name="T6">=</text:span><text:span text:style-name="T3"> [Saisir le numéro du magasin];</text:span></text:p>
      <text:p text:style-name="P10"/>
      <text:p text:style-name="P11" loext:marker-style-name="T7"/>
      <text:p text:style-name="P1" loext:marker-style-name="T7"><text:span text:style-name="T7">Requêtes calculatoires simples</text:span><text:span text:style-name="T7"/></text:p>
      <text:p text:style-name="P12"/>
      <text:p text:style-name="P1">R34<text:tab/>Donnez pour chaque produit, son code, son nom, son Prix HT et son prix TTC.</text:p>
      <text:p text:style-name="P4" loext:marker-style-name="T2"/>
      <text:p text:style-name="P4" loext:marker-style-name="T2"/>
      <text:p text:style-name="P13">R35<text:tab/>On décide d'augmenter les prix des produits de la catégorie Hi-Fi de 3%. Etablir une liste affichant le code du produit, sa désignation ainsi que l'ancien et le nouveau prix.</text:p>
      <text:p text:style-name="P13"/>
      <text:p text:style-name="P13"/>
      <text:p text:style-name="P13">R36<text:tab/>Donnez les mois et années de ventes du produit « TV105 ».</text:p>
      <text:p text:style-name="P2" loext:marker-style-name="T2"/>
      <text:p text:style-name="P2" loext:marker-style-name="T2"/>
      <text:p text:style-name="P2" loext:marker-style-name="T2"/>
      <text:p text:style-name="P1" loext:marker-style-name="T7"><text:soft-page-break/><text:span text:style-name="T7">Requêtes calculatoires élaborées</text:span><text:span text:style-name="T7"/></text:p>
      <text:p text:style-name="P2" loext:marker-style-name="T2"/>
      <text:p text:style-name="P13">R37<text:tab/>Combien y a t-il d’employés dans le groupe ?</text:p>
      <text:p text:style-name="P13"/>
      <text:p text:style-name="P13"/>
      <text:p text:style-name="P13">R38<text:tab/>Combien y a t-il d’employés dans le magasin n° 2 ?</text:p>
      <text:p text:style-name="P1"/>
      <text:p text:style-name="P1"/>
      <text:p text:style-name="P13">R39<text:tab/>Combien y a t-il d’articles vendus dans le magasin n° 5 ?</text:p>
      <text:p text:style-name="P13"/>
      <text:p text:style-name="P13"/>
      <text:p text:style-name="P3">R40 )<text:tab/>Combien l’employé n° 100 a t-il effectué de ventes ?</text:p>
      <text:p text:style-name="P1"/>
      <text:p text:style-name="P1"/>
      <text:p text:style-name="P13">R41<text:tab/>Combien l’employé n° 1647 a t-il effectué de ventes ? Combien cela représente-t-il de produits ?</text:p>
      <text:p text:style-name="P13"/>
      <text:p text:style-name="P13"/>
      <text:p text:style-name="P1">R42<text:tab/>Quelle est la fourchette des prix (+ petit, prix moyen, + grand) ?</text:p>
      <text:p text:style-name="P13"/>
      <text:p text:style-name="P13">R43<text:tab/>Combien chaque employé du magasin n° 1 a t-il effectué de ventes ?</text:p>
      <text:p text:style-name="Standard"/>
      <text:p text:style-name="P14">R44<text:tab/>Combien chaque catégorie contient-elle de produits ?</text:p>
      <text:p text:style-name="P1"/>
      <text:p text:style-name="P3">R45 )<text:tab/>Quelle quantité de produits a été vendue entre le 14/03/98 et le 15/03/98 ? On affichera les résultats par références de produit croissantes</text:p>
      <text:p text:style-name="P3"/>
      <text:p text:style-name="P13">R46<text:tab/>Quelle quantité de produits a été vendue quotidiennement entre le 14/03/98 et le 16/03/98 ? On affichera les résultats par date et par références de produit croissantes</text:p>
      <text:p text:style-name="P13"/>
      <text:p text:style-name="P13">R47<text:tab/>Quels sont les magasins qui possèdent au moins 5 employés ?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1cm" fo:text-indent="-1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éaliser à partir de la base de données « MAGASIN » les opérations suivantes :</dc:title>
    <meta:initial-creator>Ramseyer</meta:initial-creator>
    <meta:editing-cycles>3</meta:editing-cycles>
    <meta:print-date>2002-09-17T12:54:00</meta:print-date>
    <meta:creation-date>2021-09-21T12:01:00</meta:creation-date>
    <dc:date>2025-10-16T15:50:06.503808700</dc:date>
    <meta:editing-duration>PT25M28S</meta:editing-duration>
    <meta:generator>LibreOffice/25.2.5.1$Windows_X86_64 LibreOffice_project/484541f705153d4ff78284873b0153c3e5a280db</meta:generator>
    <meta:document-statistic meta:table-count="0" meta:image-count="0" meta:object-count="0" meta:page-count="3" meta:paragraph-count="34" meta:word-count="367" meta:character-count="2126" meta:non-whitespace-character-count="1785"/>
    <meta:user-defined meta:name="AppVersion">12.0000</meta:user-defined>
    <meta:template xlink:type="simple" xlink:actuate="onRequest" xlink:title="Normal" xlink:href=""/>
  </office:meta>
</office:document-meta>
</file>